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21" table:style-name="ce1">
            <text:p>1.03921</text:p>
          </table:table-cell>
          <table:table-cell office:value-type="float" office:value="-0.66279999999999994" table:style-name="ce1">
            <text:p>-0.662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5200000000001" table:style-name="ce1">
            <text:p>1.00452</text:p>
          </table:table-cell>
          <table:table-cell office:value-type="float" office:value="-4.9138999999999999" table:style-name="ce1">
            <text:p>-4.913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7799999999999" table:style-name="ce1">
            <text:p>1.04178</text:p>
          </table:table-cell>
          <table:table-cell office:value-type="float" office:value="1.1405000000000001" table:style-name="ce1">
            <text:p>1.140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21" table:style-name="ce1">
            <text:p>1.05521</text:p>
          </table:table-cell>
          <table:table-cell office:value-type="float" office:value="-1.5537000000000001" table:style-name="ce1">
            <text:p>-1.553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84899999999999" table:style-name="ce1">
            <text:p>1.03849</text:p>
          </table:table-cell>
          <table:table-cell office:value-type="float" office:value="-1.6970000000000001" table:style-name="ce1">
            <text:p>-1.69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2.4925000000000002" table:style-name="ce1">
            <text:p>2.492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" table:style-name="ce1">
            <text:p>1.054</text:p>
          </table:table-cell>
          <table:table-cell office:value-type="float" office:value="0.72970000000000002" table:style-name="ce1">
            <text:p>0.7297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98" table:style-name="ce1">
            <text:p>1.04698</text:p>
          </table:table-cell>
          <table:table-cell office:value-type="float" office:value="1.9404999999999999" table:style-name="ce1">
            <text:p>1.940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5899999999999" table:style-name="ce1">
            <text:p>1.05259</text:p>
          </table:table-cell>
          <table:table-cell office:value-type="float" office:value="-0.85340000000000005" table:style-name="ce1">
            <text:p>-0.8534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-0.1439" table:style-name="ce1">
            <text:p>-0.1439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29599999999999" table:style-name="ce1">
            <text:p>1.07296</text:p>
          </table:table-cell>
          <table:table-cell office:value-type="float" office:value="-1.9036999999999999" table:style-name="ce1">
            <text:p>-1.9037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8239999999999996" table:style-name="ce1">
            <text:p>0.8824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9500000000001" table:style-name="ce1">
            <text:p>1.05695</text:p>
          </table:table-cell>
          <table:table-cell office:value-type="float" office:value="-1.1903999999999999" table:style-name="ce1">
            <text:p>-1.190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87" table:style-name="ce1">
            <text:p>1.04287</text:p>
          </table:table-cell>
          <table:table-cell office:value-type="float" office:value="1.2595000000000001" table:style-name="ce1">
            <text:p>1.259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299999999999" table:style-name="ce1">
            <text:p>1.04313</text:p>
          </table:table-cell>
          <table:table-cell office:value-type="float" office:value="1.2078" table:style-name="ce1">
            <text:p>1.2078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09" table:style-name="ce1">
            <text:p>1.05609</text:p>
          </table:table-cell>
          <table:table-cell office:value-type="float" office:value="-1.4034" table:style-name="ce1">
            <text:p>-1.4034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9499999999999" table:style-name="ce1">
            <text:p>1.03595</text:p>
          </table:table-cell>
          <table:table-cell office:value-type="float" office:value="-1.2261" table:style-name="ce1">
            <text:p>-1.226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6600000000001" table:style-name="ce1">
            <text:p>1.00666</text:p>
          </table:table-cell>
          <table:table-cell office:value-type="float" office:value="-2.7324999999999999" table:style-name="ce1">
            <text:p>-2.732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04299999999999" table:style-name="ce1">
            <text:p>1.00043</text:p>
          </table:table-cell>
          <table:table-cell office:value-type="float" office:value="-4.6810999999999998" table:style-name="ce1">
            <text:p>-4.681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400000000001" table:style-name="ce1">
            <text:p>1.05184</text:p>
          </table:table-cell>
          <table:table-cell office:value-type="float" office:value="-1.6948000000000001" table:style-name="ce1">
            <text:p>-1.6948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33139999999999997" table:style-name="ce1">
            <text:p>0.3314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82" table:style-name="ce1">
            <text:p>1.00482</text:p>
          </table:table-cell>
          <table:table-cell office:value-type="float" office:value="-4.5625999999999998" table:style-name="ce1">
            <text:p>-4.5626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61" table:style-name="ce1">
            <text:p>1.04461</text:p>
          </table:table-cell>
          <table:table-cell office:value-type="float" office:value="1.2867999999999999" table:style-name="ce1">
            <text:p>1.2868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42" table:style-name="ce1">
            <text:p>1.04342</text:p>
          </table:table-cell>
          <table:table-cell office:value-type="float" office:value="0.85460000000000003" table:style-name="ce1">
            <text:p>0.8546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74129999999999996" table:style-name="ce1">
            <text:p>0.7413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81" table:style-name="ce1">
            <text:p>1.04681</text:p>
          </table:table-cell>
          <table:table-cell office:value-type="float" office:value="-1.992" table:style-name="ce1">
            <text:p>-1.992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1100000000001" table:style-name="ce1">
            <text:p>1.04411</text:p>
          </table:table-cell>
          <table:table-cell office:value-type="float" office:value="-1.3708" table:style-name="ce1">
            <text:p>-1.3708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8499999999999" table:style-name="ce1">
            <text:p>1.03785</text:p>
          </table:table-cell>
          <table:table-cell office:value-type="float" office:value="-1.7403" table:style-name="ce1">
            <text:p>-1.740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2" table:style-name="ce1">
            <text:p>1.06362</text:p>
          </table:table-cell>
          <table:table-cell office:value-type="float" office:value="-1.1253" table:style-name="ce1">
            <text:p>-1.1253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88" table:style-name="ce1">
            <text:p>1.05488</text:p>
          </table:table-cell>
          <table:table-cell office:value-type="float" office:value="-1.6111" table:style-name="ce1">
            <text:p>-1.6111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2.1059999999999999E-2" table:style-name="ce1">
            <text:p>0.021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1.298E-2" table:style-name="ce1">
            <text:p>0.0129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1.1259999999999999E-2" table:style-name="ce1">
            <text:p>0.0112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2.1239999999999998E-2" table:style-name="ce1">
            <text:p>0.021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2.402E-2" table:style-name="ce1">
            <text:p>0.0240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3.14E-3" table:style-name="ce1">
            <text:p>0.003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6754" table:style-name="ce1">
            <text:p>0.6754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1.3639999999999999E-2" table:style-name="ce1">
            <text:p>0.013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9.2200000000000008E-3" table:style-name="ce1">
            <text:p>0.009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8.6E-3" table:style-name="ce1">
            <text:p>0.00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8.9200000000000008E-3" table:style-name="ce1">
            <text:p>0.0089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599999999999995E-3" table:style-name="ce1">
            <text:p>0.008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6.6400000000000001E-3" table:style-name="ce1">
            <text:p>0.006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1.9220000000000001E-2" table:style-name="ce1">
            <text:p>0.0192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5.8019999999999995E-2" table:style-name="ce1">
            <text:p>0.0580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65" table:style-name="ce1">
            <text:p>0.65</text:p>
          </table:table-cell>
          <table:table-cell office:value-type="float" office:value="9.2360000000000012E-2" table:style-name="ce1">
            <text:p>0.092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4" table:style-name="ce1">
            <text:p>1.05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2" table:style-name="ce1">
            <text:p>1.32</text:p>
          </table:table-cell>
          <table:table-cell office:value-type="float" office:value="9.3969999999999998E-2" table:style-name="ce1">
            <text:p>0.0939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75438999999999989" table:style-name="ce1">
            <text:p>0.7543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1419999999999997E-2" table:style-name="ce1">
            <text:p>0.03142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FL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ercent</text:p>
          </table:table-cell>
          <table:table-cell office:value-type="string" table:style-name="ce1">
            <text:p>cost</text:p>
          </table:table-cell>
          <table:table-cell table:number-columns-repeated="5" table:style-name="ce2"/>
          <table:table-cell table:number-columns-repeated="16376"/>
        </table:table-row>
        <table:table-row table:number-rows-repeated="15" table:style-name="ro1">
          <table:table-cell table:number-columns-repeated="3" table:style-name="ce1"/>
          <table:table-cell table:number-columns-repeated="5" table:style-name="ce3"/>
          <table:table-cell table:number-columns-repeated="16376"/>
        </table:table-row>
        <table:table-row table:number-rows-repeated="16" table:style-name="ro1">
          <table:table-cell table:number-columns-repeated="3"/>
          <table:table-cell table:number-columns-repeated="5" table:style-name="ce3"/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0.15147665357627896" table:style-name="ce1">
            <text:p>0.151476654</text:p>
          </table:table-cell>
          <table:table-cell office:value-type="float" office:value="-1.8950954620936098" table:style-name="ce1">
            <text:p>-1.89509546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1E-3" table:style-name="ce1">
            <text:p>0.00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.192" table:style-name="ce1">
            <text:p>0.192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0.19" table:style-name="ce1">
            <text:p>0.19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0.26899999999999996" table:style-name="ce1">
            <text:p>0.269</text:p>
          </table:table-cell>
          <table:table-cell office:value-type="float" office:value="0.27399999999999997" table:style-name="ce1">
            <text:p>0.274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53" table:style-name="ce1">
            <text:p>0.253</text:p>
          </table:table-cell>
          <table:table-cell office:value-type="float" office:value="0.248" table:style-name="ce1">
            <text:p>0.248</text:p>
          </table:table-cell>
          <table:table-cell office:value-type="float" office:value="0.254" table:style-name="ce1">
            <text:p>0.254</text:p>
          </table:table-cell>
          <table:table-cell office:value-type="float" office:value="0.253" table:style-name="ce1">
            <text:p>0.253</text:p>
          </table:table-cell>
          <table:table-cell office:value-type="float" office:value="0.26" table:style-name="ce1">
            <text:p>0.26</text:p>
          </table:table-cell>
          <table:table-cell office:value-type="float" office:value="0.26" table:style-name="ce1">
            <text:p>0.26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0.222" table:style-name="ce1">
            <text:p>0.222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28" table:style-name="ce1">
            <text:p>0.12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22" table:style-name="ce1">
            <text:p>0.122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7" table:style-name="ce1">
            <text:p>0.217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14" table:style-name="ce1">
            <text:p>0.214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184" table:style-name="ce1">
            <text:p>0.184</text:p>
          </table:table-cell>
          <table:table-cell office:value-type="float" office:value="0.187" table:style-name="ce1">
            <text:p>0.187</text:p>
          </table:table-cell>
          <table:table-cell office:value-type="float" office:value="0.185" table:style-name="ce1">
            <text:p>0.185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193" table:style-name="ce1">
            <text:p>0.193</text:p>
          </table:table-cell>
          <table:table-cell office:value-type="float" office:value="0.188" table:style-name="ce1">
            <text:p>0.188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59" table:style-name="ce1">
            <text:p>0.159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122" table:style-name="ce1">
            <text:p>0.122</text:p>
          </table:table-cell>
          <table:table-cell office:value-type="float" office:value="0.121" table:style-name="ce1">
            <text:p>0.121</text:p>
          </table:table-cell>
          <table:table-cell office:value-type="float" office:value="0.11" table:style-name="ce1">
            <text:p>0.11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05" table:style-name="ce1">
            <text:p>0.105</text:p>
          </table:table-cell>
          <table:table-cell office:value-type="float" office:value="0.109" table:style-name="ce1">
            <text:p>0.109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54" table:style-name="ce1">
            <text:p>0.154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7" table:style-name="ce1">
            <text:p>0.17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6899999999999998" table:style-name="ce1">
            <text:p>0.169</text:p>
          </table:table-cell>
          <table:table-cell office:value-type="float" office:value="0.15" table:style-name="ce1">
            <text:p>0.15</text:p>
          </table:table-cell>
          <table:table-cell office:value-type="float" office:value="0.153" table:style-name="ce1">
            <text:p>0.153</text:p>
          </table:table-cell>
          <table:table-cell office:value-type="float" office:value="0.151" table:style-name="ce1">
            <text:p>0.151</text:p>
          </table:table-cell>
          <table:table-cell office:value-type="float" office:value="0.151" table:style-name="ce1">
            <text:p>0.151</text:p>
          </table:table-cell>
          <table:table-cell office:value-type="float" office:value="0.158" table:style-name="ce1">
            <text:p>0.158</text:p>
          </table:table-cell>
          <table:table-cell office:value-type="float" office:value="0.154" table:style-name="ce1">
            <text:p>0.154</text:p>
          </table:table-cell>
          <table:table-cell office:value-type="float" office:value="0.154" table:style-name="ce1">
            <text:p>0.154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4000000000000001" table:style-name="ce1">
            <text:p>0.14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193" table:style-name="ce1">
            <text:p>0.193</text:p>
          </table:table-cell>
          <table:table-cell office:value-type="float" office:value="0.19" table:style-name="ce1">
            <text:p>0.1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84" table:style-name="ce1">
            <text:p>0.184</text:p>
          </table:table-cell>
          <table:table-cell office:value-type="float" office:value="0.21" table:style-name="ce1">
            <text:p>0.21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.32899999999999996" table:style-name="ce1">
            <text:p>0.329</text:p>
          </table:table-cell>
          <table:table-cell office:value-type="float" office:value="0.34" table:style-name="ce1">
            <text:p>0.34</text:p>
          </table:table-cell>
          <table:table-cell office:value-type="float" office:value="0.33799999999999997" table:style-name="ce1">
            <text:p>0.338</text:p>
          </table:table-cell>
          <table:table-cell office:value-type="float" office:value="0.35" table:style-name="ce1">
            <text:p>0.35</text:p>
          </table:table-cell>
          <table:table-cell office:value-type="float" office:value="0.32" table:style-name="ce1">
            <text:p>0.32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.313" table:style-name="ce1">
            <text:p>0.313</text:p>
          </table:table-cell>
          <table:table-cell office:value-type="float" office:value="0.33299999999999996" table:style-name="ce1">
            <text:p>0.333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0.307" table:style-name="ce1">
            <text:p>0.307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0.32299999999999995" table:style-name="ce1">
            <text:p>0.323</text:p>
          </table:table-cell>
          <table:table-cell office:value-type="float" office:value="0.27800000000000002" table:style-name="ce1">
            <text:p>0.27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152" table:style-name="ce1">
            <text:p>0.152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0.126" table:style-name="ce1">
            <text:p>0.126</text:p>
          </table:table-cell>
          <table:table-cell office:value-type="float" office:value="0.122" table:style-name="ce1">
            <text:p>0.122</text:p>
          </table:table-cell>
          <table:table-cell office:value-type="float" office:value="0.124" table:style-name="ce1">
            <text:p>0.12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88" table:style-name="ce1">
            <text:p>0.188</text:p>
          </table:table-cell>
          <table:table-cell office:value-type="float" office:value="0.188" table:style-name="ce1">
            <text:p>0.188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7600000000000002" table:style-name="ce1">
            <text:p>0.176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.125" table:style-name="ce1">
            <text:p>0.12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9" table:style-name="ce1">
            <text:p>0.109</text:p>
          </table:table-cell>
          <table:table-cell office:value-type="float" office:value="0.106" table:style-name="ce1">
            <text:p>0.106</text:p>
          </table:table-cell>
          <table:table-cell office:value-type="float" office:value="9.4E-2" table:style-name="ce1">
            <text:p>0.09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27" table:style-name="ce1">
            <text:p>0.127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93" table:style-name="ce1">
            <text:p>0.193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4" table:style-name="ce1">
            <text:p>0.214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0.19699999999999998" table:style-name="ce1">
            <text:p>0.19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2" table:style-name="ce1">
            <text:p>0.192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87" table:style-name="ce1">
            <text:p>0.18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217" table:style-name="ce1">
            <text:p>0.217</text:p>
          </table:table-cell>
          <table:table-cell office:value-type="float" office:value="0.22399999999999998" table:style-name="ce1">
            <text:p>0.224</text:p>
          </table:table-cell>
          <table:table-cell office:value-type="float" office:value="0.183" table:style-name="ce1">
            <text:p>0.183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8999999999999998E-2" table:style-name="ce1">
            <text:p>0.02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11" table:style-name="ce1">
            <text:p>0.11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13" table:style-name="ce1">
            <text:p>0.113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9.4E-2" table:style-name="ce1">
            <text:p>0.09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31" table:style-name="ce1">
            <text:p>0.31</text:p>
          </table:table-cell>
          <table:table-cell office:value-type="float" office:value="0.46" table:style-name="ce1">
            <text:p>0.46</text:p>
          </table:table-cell>
          <table:table-cell office:value-type="float" office:value="0.59" table:style-name="ce1">
            <text:p>0.59</text:p>
          </table:table-cell>
          <table:table-cell office:value-type="float" office:value="0.49" table:style-name="ce1">
            <text:p>0.49</text:p>
          </table:table-cell>
          <table:table-cell office:value-type="float" office:value="0.45" table:style-name="ce1">
            <text:p>0.45</text:p>
          </table:table-cell>
          <table:table-cell office:value-type="float" office:value="0.33" table:style-name="ce1">
            <text:p>0.3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4.7E-2" table:style-name="ce1">
            <text:p>0.04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04" table:style-name="ce1">
            <text:p>0.0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08" table:style-name="ce1">
            <text:p>0.0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5" table:style-name="ce1">
            <text:p>0.25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2" table:style-name="ce1">
            <text:p>0.22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2" table:style-name="ce1">
            <text:p>0.22</text:p>
          </table:table-cell>
          <table:table-cell office:value-type="float" office:value="0.24" table:style-name="ce1">
            <text:p>0.24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.05" table:style-name="ce1">
            <text:p>1.05</text:p>
          </table:table-cell>
          <table:table-cell office:value-type="float" office:value="0.88" table:style-name="ce1">
            <text:p>0.88</text:p>
          </table:table-cell>
          <table:table-cell office:value-type="float" office:value="0.75" table:style-name="ce1">
            <text:p>0.75</text:p>
          </table:table-cell>
          <table:table-cell office:value-type="float" office:value="0.72" table:style-name="ce1">
            <text:p>0.72</text:p>
          </table:table-cell>
          <table:table-cell office:value-type="float" office:value="0.72" table:style-name="ce1">
            <text:p>0.72</text:p>
          </table:table-cell>
          <table:table-cell office:value-type="float" office:value="0.85" table:style-name="ce1">
            <text:p>0.85</text:p>
          </table:table-cell>
          <table:table-cell office:value-type="float" office:value="1.19" table:style-name="ce1">
            <text:p>1.19</text:p>
          </table:table-cell>
          <table:table-cell office:value-type="float" office:value="1.32" table:style-name="ce1">
            <text:p>1.32</text:p>
          </table:table-cell>
          <table:table-cell office:value-type="float" office:value="1.59" table:style-name="ce1">
            <text:p>1.59</text:p>
          </table:table-cell>
          <table:table-cell office:value-type="float" office:value="1.67" table:style-name="ce1">
            <text:p>1.67</text:p>
          </table:table-cell>
          <table:table-cell office:value-type="float" office:value="1.72" table:style-name="ce1">
            <text:p>1.72</text:p>
          </table:table-cell>
          <table:table-cell office:value-type="float" office:value="1.86" table:style-name="ce1">
            <text:p>1.86</text:p>
          </table:table-cell>
          <table:table-cell office:value-type="float" office:value="2" table:style-name="ce1">
            <text:p>2</text:p>
          </table:table-cell>
          <table:table-cell office:value-type="float" office:value="1.95" table:style-name="ce1">
            <text:p>1.95</text:p>
          </table:table-cell>
          <table:table-cell office:value-type="float" office:value="1.88" table:style-name="ce1">
            <text:p>1.88</text:p>
          </table:table-cell>
          <table:table-cell office:value-type="float" office:value="1.79" table:style-name="ce1">
            <text:p>1.79</text:p>
          </table:table-cell>
          <table:table-cell office:value-type="float" office:value="1.68" table:style-name="ce1">
            <text:p>1.68</text:p>
          </table:table-cell>
          <table:table-cell office:value-type="float" office:value="1.67" table:style-name="ce1">
            <text:p>1.67</text:p>
          </table:table-cell>
          <table:table-cell office:value-type="float" office:value="1.58" table:style-name="ce1">
            <text:p>1.58</text:p>
          </table:table-cell>
          <table:table-cell office:value-type="float" office:value="1.65" table:style-name="ce1">
            <text:p>1.65</text:p>
          </table:table-cell>
          <table:table-cell office:value-type="float" office:value="1.65" table:style-name="ce1">
            <text:p>1.65</text:p>
          </table:table-cell>
          <table:table-cell office:value-type="float" office:value="1.72" table:style-name="ce1">
            <text:p>1.72</text:p>
          </table:table-cell>
          <table:table-cell office:value-type="float" office:value="1.6" table:style-name="ce1">
            <text:p>1.6</text:p>
          </table:table-cell>
          <table:table-cell office:value-type="float" office:value="1.21" table:style-name="ce1">
            <text:p>1.21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6.2E-2" table:style-name="ce1">
            <text:p>0.06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5.5E-2" table:style-name="ce1">
            <text:p>0.055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1E-2" table:style-name="ce1">
            <text:p>0.03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1E-2" table:style-name="ce1">
            <text:p>0.03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7.8E-2" table:style-name="ce1">
            <text:p>0.078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24" table:style-name="ce1">
            <text:p>0.124</text:p>
          </table:table-cell>
          <table:table-cell office:value-type="float" office:value="0.11900000000000001" table:style-name="ce1">
            <text:p>0.119</text:p>
          </table:table-cell>
          <table:table-cell office:value-type="float" office:value="0.11" table:style-name="ce1">
            <text:p>0.11</text:p>
          </table:table-cell>
          <table:table-cell office:value-type="float" office:value="0.129" table:style-name="ce1">
            <text:p>0.129</text:p>
          </table:table-cell>
          <table:table-cell office:value-type="float" office:value="0.122" table:style-name="ce1">
            <text:p>0.122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4E-2" table:style-name="ce1">
            <text:p>0.09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4E-2" table:style-name="ce1">
            <text:p>0.09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9" table:style-name="ce1">
            <text:p>0.109</text:p>
          </table:table-cell>
          <table:table-cell office:value-type="float" office:value="8.6999999999999994E-2" table:style-name="ce1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121" table:style-name="ce1">
            <text:p>0.12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8100000000000002" table:style-name="ce1">
            <text:p>0.181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office:value-type="float" office:value="0.155" table:style-name="ce1">
            <text:p>0.15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8" table:style-name="ce1">
            <text:p>0.15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3" table:style-name="ce1">
            <text:p>0.15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29" table:style-name="ce1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E-2" table:style-name="ce1">
            <text:p>0.055</text:p>
          </table:table-cell>
          <table:table-cell office:value-type="float" office:value="0.05" table:style-name="ce1">
            <text:p>0.0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1E-2" table:style-name="ce1">
            <text:p>0.03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6000000000000004E-2" table:style-name="ce1">
            <text:p>0.036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0.03" table:style-name="ce1">
            <text:p>0.03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1E-2" table:style-name="ce1">
            <text:p>0.03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6.2E-2" table:style-name="ce1">
            <text:p>0.06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05" table:style-name="ce1">
            <text:p>0.0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5E-2" table:style-name="ce1">
            <text:p>0.05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0.04" table:style-name="ce1">
            <text:p>0.04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9.4E-2" table:style-name="ce1">
            <text:p>0.09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" table:style-name="ce1">
            <text:p>0.1</text:p>
          </table:table-cell>
          <table:table-cell office:value-type="float" office:value="9.4E-2" table:style-name="ce1">
            <text:p>0.094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09" table:style-name="ce1">
            <text:p>0.0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6" table:style-name="ce1">
            <text:p>0.106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7" table:style-name="ce1">
            <text:p>0.157</text:p>
          </table:table-cell>
          <table:table-cell office:value-type="float" office:value="0.15" table:style-name="ce1">
            <text:p>0.15</text:p>
          </table:table-cell>
          <table:table-cell office:value-type="float" office:value="0.159" table:style-name="ce1">
            <text:p>0.159</text:p>
          </table:table-cell>
          <table:table-cell office:value-type="float" office:value="0.157" table:style-name="ce1">
            <text:p>0.157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" table:style-name="ce1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109" table:style-name="ce1">
            <text:p>0.109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.900000000000001E-2" table:style-name="ce1">
            <text:p>0.089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2300000000000001" table:style-name="ce1">
            <text:p>0.123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6" table:style-name="ce1">
            <text:p>0.15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1" table:style-name="ce1">
            <text:p>0.15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56" table:style-name="ce1">
            <text:p>0.156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1900000000000001" table:style-name="ce1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.109" table:style-name="ce1">
            <text:p>0.109</text:p>
          </table:table-cell>
          <table:table-cell office:value-type="float" office:value="0.1" table:style-name="ce1">
            <text:p>0.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56" table:style-name="ce1">
            <text:p>0.156</text:p>
          </table:table-cell>
          <table:table-cell office:value-type="float" office:value="0.161" table:style-name="ce1">
            <text:p>0.161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2" table:style-name="ce1">
            <text:p>0.152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59" table:style-name="ce1">
            <text:p>0.159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54" table:style-name="ce1">
            <text:p>0.154</text:p>
          </table:table-cell>
          <table:table-cell office:value-type="float" office:value="0.155" table:style-name="ce1">
            <text:p>0.155</text:p>
          </table:table-cell>
          <table:table-cell office:value-type="float" office:value="0.155" table:style-name="ce1">
            <text:p>0.155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7" table:style-name="ce1">
            <text:p>0.157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1" table:style-name="ce1">
            <text:p>0.121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09" table:style-name="ce1">
            <text:p>0.09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53" table:style-name="ce1">
            <text:p>0.15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9" table:style-name="ce1">
            <text:p>0.159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8" table:style-name="ce1">
            <text:p>0.158</text:p>
          </table:table-cell>
          <table:table-cell office:value-type="float" office:value="0.155" table:style-name="ce1">
            <text:p>0.155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7" table:style-name="ce1">
            <text:p>0.127</text:p>
          </table:table-cell>
          <table:table-cell office:value-type="float" office:value="0.125" table:style-name="ce1">
            <text:p>0.125</text:p>
          </table:table-cell>
          <table:table-cell office:value-type="float" office:value="0.124" table:style-name="ce1">
            <text:p>0.124</text:p>
          </table:table-cell>
          <table:table-cell office:value-type="float" office:value="0.122" table:style-name="ce1">
            <text:p>0.122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0.113" table:style-name="ce1">
            <text:p>0.113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.161" table:style-name="ce1">
            <text:p>0.161</text:p>
          </table:table-cell>
          <table:table-cell office:value-type="float" office:value="0.151" table:style-name="ce1">
            <text:p>0.151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92" table:style-name="ce1">
            <text:p>0.192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" table:style-name="ce1">
            <text:p>0.21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55" table:style-name="ce1">
            <text:p>0.25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23" table:style-name="ce1">
            <text:p>0.23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22" table:style-name="ce1">
            <text:p>0.222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.192" table:style-name="ce1">
            <text:p>0.192</text:p>
          </table:table-cell>
          <table:table-cell office:value-type="float" office:value="0.19899999999999998" table:style-name="ce1">
            <text:p>0.199</text:p>
          </table:table-cell>
          <table:table-cell office:value-type="float" office:value="0.2" table:style-name="ce1">
            <text:p>0.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6.2E-2" table:style-name="ce1">
            <text:p>0.062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6.2E-2" table:style-name="ce1">
            <text:p>0.062</text:p>
          </table:table-cell>
          <table:table-cell office:value-type="float" office:value="7.8E-2" table:style-name="ce1">
            <text:p>0.078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3E-2" table:style-name="ce1">
            <text:p>0.063</text:p>
          </table:table-cell>
          <table:table-cell office:value-type="float" office:value="5.5E-2" table:style-name="ce1">
            <text:p>0.055</text:p>
          </table:table-cell>
          <table:table-cell office:value-type="float" office:value="5.5E-2" table:style-name="ce1">
            <text:p>0.055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5.5E-2" table:style-name="ce1">
            <text:p>0.055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0.1" table:style-name="ce1">
            <text:p>0.1</text:p>
          </table:table-cell>
          <table:table-cell office:value-type="float" office:value="0.17" table:style-name="ce1">
            <text:p>0.17</text:p>
          </table:table-cell>
          <table:table-cell office:value-type="float" office:value="0.44" table:style-name="ce1">
            <text:p>0.44</text:p>
          </table:table-cell>
          <table:table-cell office:value-type="float" office:value="0.71" table:style-name="ce1">
            <text:p>0.71</text:p>
          </table:table-cell>
          <table:table-cell office:value-type="float" office:value="0.68" table:style-name="ce1">
            <text:p>0.68</text:p>
          </table:table-cell>
          <table:table-cell office:value-type="float" office:value="0.63" table:style-name="ce1">
            <text:p>0.63</text:p>
          </table:table-cell>
          <table:table-cell office:value-type="float" office:value="0.59" table:style-name="ce1">
            <text:p>0.59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7" table:style-name="ce1">
            <text:p>0.27</text:p>
          </table:table-cell>
          <table:table-cell office:value-type="float" office:value="0.33" table:style-name="ce1">
            <text:p>0.33</text:p>
          </table:table-cell>
          <table:table-cell office:value-type="float" office:value="0.53" table:style-name="ce1">
            <text:p>0.53</text:p>
          </table:table-cell>
          <table:table-cell office:value-type="float" office:value="0.63" table:style-name="ce1">
            <text:p>0.63</text:p>
          </table:table-cell>
          <table:table-cell office:value-type="float" office:value="0.63" table:style-name="ce1">
            <text:p>0.63</text:p>
          </table:table-cell>
          <table:table-cell office:value-type="float" office:value="0.69" table:style-name="ce1">
            <text:p>0.6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51" table:style-name="ce1">
            <text:p>0.151</text:p>
          </table:table-cell>
          <table:table-cell office:value-type="float" office:value="0.19" table:style-name="ce1">
            <text:p>0.19</text:p>
          </table:table-cell>
          <table:table-cell office:value-type="float" office:value="0.222" table:style-name="ce1">
            <text:p>0.222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27" table:style-name="ce1">
            <text:p>0.27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8600000000000003" table:style-name="ce1">
            <text:p>0.286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1" table:style-name="ce1">
            <text:p>0.251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19" table:style-name="ce1">
            <text:p>0.19</text:p>
          </table:table-cell>
          <table:table-cell office:value-type="float" office:value="0.182" table:style-name="ce1">
            <text:p>0.182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3600000000000002" table:style-name="ce1">
            <text:p>0.236</text:p>
          </table:table-cell>
          <table:table-cell office:value-type="float" office:value="0.249" table:style-name="ce1">
            <text:p>0.249</text:p>
          </table:table-cell>
          <table:table-cell office:value-type="float" office:value="0.23800000000000002" table:style-name="ce1">
            <text:p>0.238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2899999999999998" table:style-name="ce1">
            <text:p>0.229</text:p>
          </table:table-cell>
          <table:table-cell office:value-type="float" office:value="0.221" table:style-name="ce1">
            <text:p>0.221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2E-2" table:style-name="ce1">
            <text:p>0.012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05" table:style-name="ce1">
            <text:p>0.0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4E-2" table:style-name="ce1">
            <text:p>0.02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6.2E-2" table:style-name="ce1">
            <text:p>0.06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.01" table:style-name="ce1">
            <text:p>0.0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2E-2" table:style-name="ce1">
            <text:p>0.01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9.4E-2" table:style-name="ce1">
            <text:p>0.09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9E-2" table:style-name="ce1">
            <text:p>0.039</text:p>
          </table:table-cell>
          <table:table-cell office:value-type="float" office:value="2.7999999999999997E-2" table:style-name="ce1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1E-2" table:style-name="ce1">
            <text:p>0.031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2000000000000002E-2" table:style-name="ce1">
            <text:p>0.022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.012" table:style-name="ce1">
            <text:p>1.012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5900000000000007" table:style-name="ce1">
            <text:p>0.959</text:p>
          </table:table-cell>
          <table:table-cell office:value-type="float" office:value="0.93" table:style-name="ce1">
            <text:p>0.9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2599999999999993" table:style-name="ce1">
            <text:p>0.926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4700000000000006" table:style-name="ce1">
            <text:p>0.947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6700000000000008" table:style-name="ce1">
            <text:p>0.967</text:p>
          </table:table-cell>
          <table:table-cell office:value-type="float" office:value="0.96200000000000008" table:style-name="ce1">
            <text:p>0.962</text:p>
          </table:table-cell>
          <table:table-cell office:value-type="float" office:value="0.96900000000000008" table:style-name="ce1">
            <text:p>0.969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7" table:style-name="ce1">
            <text:p>0.97</text:p>
          </table:table-cell>
          <table:table-cell office:value-type="float" office:value="0.97400000000000009" table:style-name="ce1">
            <text:p>0.97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9E-2" table:style-name="ce1">
            <text:p>0.03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04" table:style-name="ce1">
            <text:p>0.04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19" table:style-name="ce1">
            <text:p>0.19</text:p>
          </table:table-cell>
          <table:table-cell office:value-type="float" office:value="0.13" table:style-name="ce1">
            <text:p>0.13</text:p>
          </table:table-cell>
          <table:table-cell office:value-type="float" office:value="0.12" table:style-name="ce1">
            <text:p>0.12</text:p>
          </table:table-cell>
          <table:table-cell office:value-type="float" office:value="0.13" table:style-name="ce1">
            <text:p>0.13</text:p>
          </table:table-cell>
          <table:table-cell office:value-type="float" office:value="0.16" table:style-name="ce1">
            <text:p>0.16</text:p>
          </table:table-cell>
          <table:table-cell office:value-type="float" office:value="0.16" table:style-name="ce1">
            <text:p>0.16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office:value-type="float" office:value="0.17" table:style-name="ce1">
            <text:p>0.17</text:p>
          </table:table-cell>
          <table:table-cell office:value-type="float" office:value="0.2" table:style-name="ce1">
            <text:p>0.2</text:p>
          </table:table-cell>
          <table:table-cell office:value-type="float" office:value="0.18" table:style-name="ce1">
            <text:p>0.18</text:p>
          </table:table-cell>
          <table:table-cell office:value-type="float" office:value="0.21" table:style-name="ce1">
            <text:p>0.21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7" table:style-name="ce1">
            <text:p>0.2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" table:style-name="ce1">
            <text:p>0.3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3" table:style-name="ce1">
            <text:p>0.23</text:p>
          </table:table-cell>
          <table:table-cell office:value-type="float" office:value="0.27" table:style-name="ce1">
            <text:p>0.27</text:p>
          </table:table-cell>
          <table:table-cell office:value-type="float" office:value="0.3" table:style-name="ce1">
            <text:p>0.3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01" table:style-name="ce1">
            <text:p>0.0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3E-2" table:style-name="ce1">
            <text:p>0.023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0.03" table:style-name="ce1">
            <text:p>0.03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02" table:style-name="ce1">
            <text:p>0.02</text:p>
          </table:table-cell>
          <table:table-cell office:value-type="float" office:value="2.3E-2" table:style-name="ce1">
            <text:p>0.02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1000000000000001E-2" table:style-name="ce1">
            <text:p>0.01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1.2E-2" table:style-name="ce1">
            <text:p>0.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4E-2" table:style-name="ce1">
            <text:p>0.024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.9E-2" table:style-name="ce1">
            <text:p>0.019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.3E-2" table:style-name="ce1">
            <text:p>0.02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7" table:style-name="ce1">
            <text:p>0.17</text:p>
          </table:table-cell>
          <table:table-cell office:value-type="float" office:value="0.16" table:style-name="ce1">
            <text:p>0.16</text:p>
          </table:table-cell>
          <table:table-cell office:value-type="float" office:value="0.11" table:style-name="ce1">
            <text:p>0.1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6" table:style-name="ce1">
            <text:p>0.06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.9E-2" table:style-name="ce1">
            <text:p>0.019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.3E-2" table:style-name="ce1">
            <text:p>0.0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.03" table:style-name="ce1">
            <text:p>0.0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9E-2" table:style-name="ce1">
            <text:p>0.039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1E-2" table:style-name="ce1">
            <text:p>0.031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6E-2" table:style-name="ce1">
            <text:p>0.01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E-3" table:style-name="ce1">
            <text:p>0.0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6">
            <text:p>From</text:p>
          </table:table-cell>
          <table:table-cell office:value-type="string" table:style-name="ce6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2">
            <text:p>ShFr</text:p>
          </table:table-cell>
          <table:table-cell office:value-type="string" table:style-name="ce2">
            <text:p>ShFrMin</text:p>
          </table:table-cell>
          <table:table-cell office:value-type="string" table:style-name="ce2">
            <text:p>ShFrMax</text:p>
          </table:table-cell>
          <table:table-cell office:value-type="string" table:style-name="ce2">
            <text:p>ShFrOK</text:p>
          </table:table-cell>
          <table:table-cell office:value-type="string" table:style-name="ce2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</text:p>
          </table:table-cell>
          <table:table-cell office:value-type="string" table:style-name="ce7">
            <text:p>Ps</text:p>
          </table:table-cell>
          <table:table-cell office:value-type="string" table:style-name="ce7">
            <text:p>Qs</text:p>
          </table:table-cell>
          <table:table-cell office:value-type="string" table:style-name="ce8">
            <text:p>Energy (MWh)</text:p>
          </table:table-cell>
          <table:table-cell office:value-type="string" table:style-name="ce8">
            <text:p>E_rating (MWh)</text:p>
          </table:table-cell>
          <table:table-cell office:value-type="string" table:style-name="ce8">
            <text:p>Charge_rating (MW)</text:p>
          </table:table-cell>
          <table:table-cell office:value-type="string" table:style-name="ce8">
            <text:p>Discharge_rating (MW)</text:p>
          </table:table-cell>
          <table:table-cell office:value-type="string" table:style-name="ce8">
            <text:p>Charge_efficiency</text:p>
          </table:table-cell>
          <table:table-cell office:value-type="string" table:style-name="ce8">
            <text:p>Discharge_efficiency</text:p>
          </table:table-cell>
          <table:table-cell office:value-type="string" table:style-name="ce8">
            <text:p>Thermal_rating (MVA)</text:p>
          </table:table-cell>
          <table:table-cell office:value-type="string" table:style-name="ce8">
            <text:p>Qmin (MVAr)</text:p>
          </table:table-cell>
          <table:table-cell office:value-type="string" table:style-name="ce8">
            <text:p>Qmax (MVAr)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P_loss</text:p>
          </table:table-cell>
          <table:table-cell office:value-type="string" table:style-name="ce7">
            <text:p>Q_loss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soc_initial</text:p>
          </table:table-cell>
          <table:table-cell office:value-type="string" table:style-name="ce7">
            <text:p>soc_min</text:p>
          </table:table-cell>
          <table:table-cell office:value-type="string" table:style-name="ce7">
            <text:p>soc_max</text:p>
          </table:table-cell>
          <table:table-cell office:value-type="string" table:style-name="ce7">
            <text:p>E_rating_min (MWh)</text:p>
          </table:table-cell>
          <table:table-cell office:value-type="string" table:style-name="ce7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23:Buses.I313">
          <table:sort>
            <table:sort-by table:field-number="0"/>
          </table:sort>
        </table:database-range>
        <table:database-range table:target-range-address="Lines.A23:Lines.H379">
          <table:sort>
            <table:sort-by table:field-number="0"/>
          </table:sort>
        </table:database-range>
        <table:database-range table:target-range-address="Gens.A23:Gens.K308">
          <table:sort>
            <table:sort-by table:field-number="0"/>
          </table:sort>
        </table:database-range>
        <table:database-range table:target-range-address="FL.A23:FL.C92">
          <table:sort>
            <table:sort-by table:field-number="0"/>
          </table:sort>
        </table:database-range>
        <table:database-range table:target-range-address="Transformers.A23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Andrey Churkin</dc:creator>
    <meta:creation-date>2022-08-23T13:45:08Z</meta:creation-date>
    <dc:date>2023-07-19T16:58:33Z</dc:date>
    <meta:editing-cycles>59</meta:editing-cycles>
  </office:meta>
</office:document-meta>
</file>